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formula="of:=[.C9]/10" office:value-type="float" office:value="14.85" calcext:value-type="float">
            <text:p>14.85</text:p>
          </table:table-cell>
          <table:table-cell table:formula="of:=[.C1]/2" office:value-type="float" office:value="8.25" calcext:value-type="float">
            <text:p>8.25</text:p>
          </table:table-cell>
          <table:table-cell table:formula="of:=[.D1]/2" office:value-type="float" office:value="7.425" calcext:value-type="float">
            <text:p>7.4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[.B2]*[.D$1]" office:value-type="float" office:value="29.7" calcext:value-type="float">
            <text:p>29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9.5" calcext:value-type="float">
            <text:p>49.5</text:p>
          </table:table-cell>
          <table:table-cell table:formula="of:=[.B3]*[.D$1]" office:value-type="float" office:value="44.55" calcext:value-type="float">
            <text:p>44.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table:formula="of:=[.B4]*[.D$1]" office:value-type="float" office:value="59.4" calcext:value-type="float">
            <text:p>59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2.5" calcext:value-type="float">
            <text:p>82.5</text:p>
          </table:table-cell>
          <table:table-cell table:formula="of:=[.B5]*[.D$1]" office:value-type="float" office:value="74.25" calcext:value-type="float">
            <text:p>74.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formula="of:=[.B6]*[.D$1]" office:value-type="float" office:value="89.1" calcext:value-type="float">
            <text:p>89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5.5" calcext:value-type="float">
            <text:p>115.5</text:p>
          </table:table-cell>
          <table:table-cell table:formula="of:=[.B7]*[.D$1]" office:value-type="float" office:value="103.95" calcext:value-type="float">
            <text:p>103.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table:formula="of:=[.B8]*[.D$1]" office:value-type="float" office:value="118.8" calcext:value-type="float">
            <text:p>118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48.5" calcext:value-type="float">
            <text:p>148.5</text:p>
          </table:table-cell>
          <table:table-cell table:formula="of:=[.B9]*[.D$1]" office:value-type="float" office:value="133.65" calcext:value-type="float">
            <text:p>133.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table:formula="of:=[.B10]*[.D$1]" office:value-type="float" office:value="148.5" calcext:value-type="float">
            <text:p>148.5</text:p>
          </table:table-cell>
          <table:table-cell table:number-columns-repeated="2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70-14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d </meta:initial-creator>
    <meta:creation-date>2017-01-21T23:03:50.239891856</meta:creation-date>
    <dc:date>2017-01-22T00:03:31.236522417</dc:date>
    <dc:creator>bernd </dc:creator>
    <meta:editing-duration>PT29M18S</meta:editing-duration>
    <meta:editing-cycles>4</meta:editing-cycles>
    <meta:generator>LibreOffice/4.2.8.2$Linux_X86_64 LibreOffice_project/420m0$Build-2</meta:generator>
    <meta:document-statistic meta:table-count="1" meta:cell-count="33" meta:object-count="0"/>
  </office:meta>
</office:document-meta>
</file>